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rtualNodeTypeStateProvider.onNodeTypeModified(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NodeTypeStateProvider.onNodeTypeAdded(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irtualNodeTypeStateProvider.createNodeTypeState( VirtualNodeState parent , NodeTypeDef nt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irtualNodeTypeStateProvider.internalHasNodeStat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TypeStateProvider.createRootNode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rtualNodeTypeStateProvider.internalGetNodeState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TypeStateProvider.calculateStableUUID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irtualNodeTypeStateProvider.setNodeReferences( ChangeLog referen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rtualNodeTypeStateProvider.VirtualNodeTypeStateProvider( NodeTypeRegistry ntReg , NodeId rootNodeId , NodeId parent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rtualNodeTypeStateProvider.onNodeTypeRemoved( Name n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rtualNodeTypeStateProvider.createPropertyDefState( VirtualNodeState parent , PropDef propDef , NodeTypeDef ntDef ,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irtualNodeTypeStateProvider.createChildNodeDefState( VirtualNodeState parent , NodeDef cnDef , NodeTypeDef ntDef , int 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